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397cm" style:rel-column-width="16383*"/>
    </style:style>
    <style:style style:name="Tableau2.D" style:family="table-column">
      <style:table-column-properties style:column-width="4.397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2" style:family="table-cell" style:data-style-name="N4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2" style:family="table-cell" style:data-style-name="N4">
      <style:table-cell-properties fo:background-color="#cccccc" fo:padding="0.097cm" fo:border="0.05pt solid #000000">
        <style:background-image/>
      </style:table-cell-properties>
    </style:style>
    <style:style style:name="Tableau2.3" style:family="table-row">
      <style:table-row-properties style:min-row-height="0.736cm"/>
    </style:style>
    <style:style style:name="Tableau2.B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4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5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6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6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7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7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7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8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9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0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0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1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1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1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12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13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1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4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4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15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5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5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 style:master-page-name="">
      <style:table-properties style:width="7.303cm" fo:margin-left="-0.106cm" fo:margin-top="0cm" fo:margin-bottom="0cm" style:page-number="auto" table:align="left" style:shadow="none" style:may-break-between-rows="true" table:border-model="collapsing"/>
    </style:style>
    <style:style style:name="Tableau1.A" style:family="table-column">
      <style:table-column-properties style:column-width="1.199cm"/>
    </style:style>
    <style:style style:name="Tableau1.B" style:family="table-column">
      <style:table-column-properties style:column-width="2.796cm"/>
    </style:style>
    <style:style style:name="Tableau1.C" style:family="table-column">
      <style:table-column-properties style:column-width="1.693cm"/>
    </style:style>
    <style:style style:name="Tableau1.D" style:family="table-column">
      <style:table-column-properties style:column-width="1.61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bottom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4">
      <style:table-cell-properties style:vertical-align="bottom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 style:data-style-name="N4">
      <style:table-cell-properties style:vertical-align="bottom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 style:data-style-name="N4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" style:family="table-cell" style:data-style-name="N4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a105" officeooo:paragraph-rsid="0014a105"/>
    </style:style>
    <style:style style:name="P2" style:family="paragraph" style:parent-style-name="Standard">
      <style:text-properties officeooo:rsid="0015e77d" officeooo:paragraph-rsid="0015e77d"/>
    </style:style>
    <style:style style:name="P3" style:family="paragraph" style:parent-style-name="Standard">
      <style:paragraph-properties fo:text-align="center" style:justify-single-word="false"/>
      <style:text-properties officeooo:rsid="0015e77d" officeooo:paragraph-rsid="0015e77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c00" officeooo:paragraph-rsid="00188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88c00"/>
    </style:style>
    <style:style style:name="P8" style:family="paragraph" style:parent-style-name="Table_20_Contents">
      <style:text-properties officeooo:rsid="0015e77d" officeooo:paragraph-rsid="0015e77d"/>
    </style:style>
    <style:style style:name="P9" style:family="paragraph" style:parent-style-name="Table_20_Contents">
      <style:paragraph-properties fo:text-align="center" style:justify-single-word="false"/>
      <style:text-properties officeooo:rsid="0015e77d" officeooo:paragraph-rsid="0015e77d"/>
    </style:style>
    <style:style style:name="P10" style:family="paragraph" style:parent-style-name="Table_20_Contents">
      <style:text-properties officeooo:rsid="0015e77d" officeooo:paragraph-rsid="0015e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15e77d" officeooo:paragraph-rsid="0015e77d"/>
    </style:style>
    <style:style style:name="P12" style:family="paragraph" style:parent-style-name="Standard">
      <style:text-properties officeooo:rsid="00188c00" officeooo:paragraph-rsid="00188c00"/>
    </style:style>
    <style:style style:name="P13" style:family="paragraph" style:parent-style-name="Standard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rsid="001c745d" officeooo:paragraph-rsid="001c745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b2" officeooo:paragraph-rsid="001d4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b2" officeooo:paragraph-rsid="001d4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b2" officeooo:paragraph-rsid="00206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8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4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6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a2b" officeooo:paragraph-rsid="00206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officeooo:rsid="001ec17e" officeooo:paragraph-rsid="001ec17e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ec17e" officeooo:paragraph-rsid="001ec17e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06a2b" officeooo:paragraph-rsid="00206a2b" style:font-weight-asian="bold" style:font-weight-complex="bold"/>
    </style:style>
    <style:style style:name="P27" style:family="paragraph" style:parent-style-name="Standard">
      <style:text-properties officeooo:rsid="00201ac5" officeooo:paragraph-rsid="00201ac5"/>
    </style:style>
    <style:style style:name="P28" style:family="paragraph" style:parent-style-name="Standard">
      <style:text-properties officeooo:rsid="00206a2b" officeooo:paragraph-rsid="00206a2b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1a9f68" officeooo:paragraph-rsid="001a9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1a9f68" officeooo:paragraph-rsid="001a9f68"/>
    </style:style>
    <style:style style:name="T1" style:family="text">
      <style:text-properties officeooo:rsid="0016976b"/>
    </style:style>
    <style:style style:name="T2" style:family="text">
      <style:text-properties officeooo:rsid="0018f5e8"/>
    </style:style>
    <style:style style:name="T3" style:family="text">
      <style:text-properties officeooo:rsid="001a9f68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text-emphasize="none"/>
    </style:style>
    <style:style style:name="T6" style:family="text">
      <style:text-properties officeooo:rsid="001d4eb2"/>
    </style:style>
    <style:style style:name="T7" style:family="text">
      <style:text-properties style:font-name="Liberation Sans1" fo:font-size="10pt" style:font-size-asian="10pt" style:text-emphasize="none"/>
    </style:style>
    <style:style style:name="T8" style:family="text">
      <style:text-properties officeooo:rsid="001ec17e"/>
    </style:style>
    <style:style style:name="T9" style:family="text">
      <style:text-properties officeooo:rsid="00201ac5"/>
    </style:style>
    <style:style style:name="T10" style:family="text">
      <style:text-properties officeooo:rsid="0022cdac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ultats expérimentation <text:span text:style-name="T2">module xorgauss</text:span></text:p>
      <text:p text:style-name="P1"/>
      <text:p text:style-name="P24">Ici je teste l’activation du module xorgauss entre deux valeurs données : K1 et K2. La valeurs K1 est toujours égale à zéro. La valeur K2 peut vari<text:span text:style-name="T10">er</text:span> (de 14 à 20 dans mes expérimentation<text:span text:style-name="T10">s</text:span>. Par exemple si K2 = 16 alors le module est activé de la profondeur 0 à 16.</text:p>
      <text:p text:style-name="P1"/>
      <text:p text:style-name="P1">Pour chaque K<text:span text:style-name="T8">2</text:span> allant<text:span text:style-name="T10">s</text:span> de <text:span text:style-name="T8">14</text:span> à <text:span text:style-name="T8">20</text:span> je calcul<text:span text:style-name="T10">e</text:span> la moyenne et l’écart type du nombre de conflit<text:span text:style-name="T10">s</text:span> et du temps d’exécution. <text:span text:style-name="T1">On obtient les résultats suivant</text:span><text:span text:style-name="T10">s</text:span><text:span text:style-name="T1"> : </text:span></text:p>
      <text:p text:style-name="P1"/>
      <table:table table:name="Tableau2" table:style-name="Tableau2">
        <table:table-column table:style-name="Tableau2.A" table:number-columns-repeated="3"/>
        <table:table-column table:style-name="Tableau2.D"/>
        <table:table-row table:style-name="TableLine94505316770240">
          <table:table-cell table:style-name="Tableau2.A1" office:value-type="string">
            <text:p text:style-name="P11">Valeur de<text:span text:style-name="T3"> K2</text:span>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Nombre de conflits</text:p>
          </table:table-cell>
          <table:table-cell table:style-name="Tableau2.D1" office:value-type="string">
            <text:p text:style-name="P9">Temps (millisecondes) </text:p>
          </table:table-cell>
        </table:table-row>
        <table:table-row table:style-name="TableLine94505235273152">
          <table:table-cell table:style-name="Tableau2.A2" table:number-rows-spanned="2" office:value-type="string">
            <text:p text:style-name="P29">14</text:p>
          </table:table-cell>
          <table:table-cell table:style-name="Tableau2.B2" office:value-type="string">
            <text:p text:style-name="P10">Moyenne</text:p>
          </table:table-cell>
          <table:table-cell table:style-name="Tableau2.C2" office:value-type="float" office:value="65206.5806451613">
            <text:p text:style-name="P13"><text:span text:style-name="T5">65 206,58</text:span></text:p>
          </table:table-cell>
          <table:table-cell table:style-name="Tableau2.D2" office:value-type="float" office:value="1902.67741935484">
            <text:p text:style-name="P13"><text:span text:style-name="T5">1 902,68</text:span></text:p>
          </table:table-cell>
        </table:table-row>
        <table:table-row table:style-name="Tableau2.3">
          <table:covered-table-cell/>
          <table:table-cell table:style-name="Tableau2.B3" office:value-type="string">
            <text:p text:style-name="P10">Écart type</text:p>
          </table:table-cell>
          <table:table-cell table:style-name="Tableau2.C3" office:value-type="float" office:value="4566.45564797757">
            <text:p text:style-name="P13"><text:span text:style-name="T5">4 566,46</text:span></text:p>
          </table:table-cell>
          <table:table-cell table:style-name="Tableau2.D3" office:value-type="float" office:value="34.1607836529689">
            <text:p text:style-name="P13"><text:span text:style-name="T5">34,16</text:span></text:p>
          </table:table-cell>
        </table:table-row>
        <table:table-row table:style-name="Tableau2.3">
          <table:table-cell table:style-name="Tableau2.A5" table:number-rows-spanned="2" office:value-type="string">
            <text:p text:style-name="P30">15</text:p>
          </table:table-cell>
          <table:table-cell table:style-name="Tableau2.B5" office:value-type="string">
            <text:p text:style-name="P8">Moyenne</text:p>
          </table:table-cell>
          <table:table-cell table:style-name="Tableau2.C4" office:value-type="float" office:value="32752.5">
            <text:p text:style-name="P14"><text:span text:style-name="T4">32 752,50</text:span></text:p>
          </table:table-cell>
          <table:table-cell table:style-name="Tableau2.D4" office:value-type="float" office:value="1726.86666666667">
            <text:p text:style-name="P14"><text:span text:style-name="T4">1 726,87</text:span></text:p>
          </table:table-cell>
        </table:table-row>
        <table:table-row table:style-name="Tableau2.3">
          <table:covered-table-cell/>
          <table:table-cell table:style-name="Tableau2.B5" office:value-type="string">
            <text:p text:style-name="P8">Écart type</text:p>
          </table:table-cell>
          <table:table-cell table:style-name="Tableau2.C5" office:value-type="float" office:value="41.071482401621">
            <text:p text:style-name="P14"><text:span text:style-name="T4">41,07</text:span></text:p>
          </table:table-cell>
          <table:table-cell table:style-name="Tableau2.D5" office:value-type="float" office:value="23.5933287454382">
            <text:p text:style-name="P14"><text:span text:style-name="T4">23,59</text:span></text:p>
          </table:table-cell>
        </table:table-row>
        <table:table-row table:style-name="Tableau2.3">
          <table:table-cell table:style-name="Tableau2.A2" table:number-rows-spanned="2" office:value-type="string">
            <text:p text:style-name="P30">16</text:p>
          </table:table-cell>
          <table:table-cell table:style-name="Tableau2.B7" office:value-type="string">
            <text:p text:style-name="P10">Moyenne</text:p>
          </table:table-cell>
          <table:table-cell table:style-name="Tableau2.C6" office:value-type="float" office:value="32754">
            <text:p text:style-name="P13"><text:span text:style-name="T5">32 754,00</text:span></text:p>
          </table:table-cell>
          <table:table-cell table:style-name="Tableau2.D6" office:value-type="float" office:value="1725.06451612903">
            <text:p text:style-name="P13"><text:span text:style-name="T5">1 725,06</text:span></text:p>
          </table:table-cell>
        </table:table-row>
        <table:table-row table:style-name="Tableau2.3">
          <table:covered-table-cell/>
          <table:table-cell table:style-name="Tableau2.B7" office:value-type="string">
            <text:p text:style-name="P10">Écart type</text:p>
          </table:table-cell>
          <table:table-cell table:style-name="Tableau2.C7" office:value-type="float" office:value="41.071482401621">
            <text:p text:style-name="P13"><text:span text:style-name="T5">41,07</text:span></text:p>
          </table:table-cell>
          <table:table-cell table:style-name="Tableau2.D7" office:value-type="float" office:value="23.6670452794189">
            <text:p text:style-name="P13"><text:span text:style-name="T5">23,67</text:span></text:p>
          </table:table-cell>
        </table:table-row>
        <table:table-row table:style-name="Tableau2.3">
          <table:table-cell table:style-name="Tableau2.A9" table:number-rows-spanned="2" office:value-type="string">
            <text:p text:style-name="P30">17</text:p>
          </table:table-cell>
          <table:table-cell table:style-name="Tableau2.B13" office:value-type="string">
            <text:p text:style-name="P8">Moyenne</text:p>
          </table:table-cell>
          <table:table-cell table:style-name="Tableau2.C8" office:value-type="float" office:value="32754">
            <text:p text:style-name="P14"><text:span text:style-name="T4">32 754,00</text:span></text:p>
          </table:table-cell>
          <table:table-cell table:style-name="Tableau2.D8" office:value-type="float" office:value="1726.58064516129">
            <text:p text:style-name="P14"><text:span text:style-name="T4">1 726,58</text:span></text:p>
          </table:table-cell>
        </table:table-row>
        <table:table-row table:style-name="Tableau2.3">
          <table:covered-table-cell/>
          <table:table-cell table:style-name="Tableau2.B13" office:value-type="string">
            <text:p text:style-name="P8">Écart type</text:p>
          </table:table-cell>
          <table:table-cell table:style-name="Tableau2.C9" office:value-type="float" office:value="41.071482401621">
            <text:p text:style-name="P14"><text:span text:style-name="T4">41,07</text:span></text:p>
          </table:table-cell>
          <table:table-cell table:style-name="Tableau2.D9" office:value-type="float" office:value="23.8952912984244">
            <text:p text:style-name="P14"><text:span text:style-name="T4">23,90</text:span></text:p>
          </table:table-cell>
        </table:table-row>
        <table:table-row table:style-name="Tableau2.3">
          <table:table-cell table:style-name="Tableau2.A2" table:number-rows-spanned="2" office:value-type="string">
            <text:p text:style-name="P30">18</text:p>
          </table:table-cell>
          <table:table-cell table:style-name="Tableau2.B11" office:value-type="string">
            <text:p text:style-name="P10">Moyenne</text:p>
          </table:table-cell>
          <table:table-cell table:style-name="Tableau2.C10" office:value-type="float" office:value="32754">
            <text:p text:style-name="P13"><text:span text:style-name="T5">32 754,00</text:span></text:p>
          </table:table-cell>
          <table:table-cell table:style-name="Tableau2.D10" office:value-type="float" office:value="1738.93548387097">
            <text:p text:style-name="P13"><text:span text:style-name="T5">1 738,94</text:span></text:p>
          </table:table-cell>
        </table:table-row>
        <table:table-row table:style-name="Tableau2.3">
          <table:covered-table-cell/>
          <table:table-cell table:style-name="Tableau2.B11" office:value-type="string">
            <text:p text:style-name="P10">Écart type</text:p>
          </table:table-cell>
          <table:table-cell table:style-name="Tableau2.C11" office:value-type="float" office:value="41.071482401621">
            <text:p text:style-name="P13"><text:span text:style-name="T5">41,07</text:span></text:p>
          </table:table-cell>
          <table:table-cell table:style-name="Tableau2.D11" office:value-type="float" office:value="81.0267180148503">
            <text:p text:style-name="P13"><text:span text:style-name="T5">81,03</text:span></text:p>
          </table:table-cell>
        </table:table-row>
        <table:table-row table:style-name="Tableau2.3">
          <table:table-cell table:style-name="Tableau2.A13" table:number-rows-spanned="2" office:value-type="string">
            <text:p text:style-name="P30">19</text:p>
          </table:table-cell>
          <table:table-cell table:style-name="Tableau2.B13" office:value-type="string">
            <text:p text:style-name="P8">Moyenne</text:p>
          </table:table-cell>
          <table:table-cell table:style-name="Tableau2.C12" office:value-type="float" office:value="32754">
            <text:p text:style-name="P14"><text:span text:style-name="T4">32 754,00</text:span></text:p>
          </table:table-cell>
          <table:table-cell table:style-name="Tableau2.D12" office:value-type="float" office:value="1724.51612903226">
            <text:p text:style-name="P14"><text:span text:style-name="T4">1 724,52</text:span></text:p>
          </table:table-cell>
        </table:table-row>
        <table:table-row table:style-name="Tableau2.3">
          <table:covered-table-cell/>
          <table:table-cell table:style-name="Tableau2.B13" office:value-type="string">
            <text:p text:style-name="P8">Écart type</text:p>
          </table:table-cell>
          <table:table-cell table:style-name="Tableau2.C13" office:value-type="float" office:value="41.071482401621">
            <text:p text:style-name="P14"><text:span text:style-name="T4">41,07</text:span></text:p>
          </table:table-cell>
          <table:table-cell table:style-name="Tableau2.D13" office:value-type="float" office:value="23.9442003663266">
            <text:p text:style-name="P15"><text:span text:style-name="T4">23,94</text:span></text:p>
          </table:table-cell>
        </table:table-row>
        <table:table-row table:style-name="Tableau2.3">
          <table:table-cell table:style-name="Tableau2.A2" table:number-rows-spanned="2" office:value-type="string">
            <text:p text:style-name="P30">20</text:p>
          </table:table-cell>
          <table:table-cell table:style-name="Tableau2.B14" office:value-type="string">
            <text:p text:style-name="P10">Moyenne</text:p>
          </table:table-cell>
          <table:table-cell table:style-name="Tableau2.C14" office:value-type="float" office:value="32754">
            <text:p text:style-name="P13"><text:span text:style-name="T5">32 754,00</text:span></text:p>
          </table:table-cell>
          <table:table-cell table:style-name="Tableau2.D14" office:value-type="float" office:value="1739.16129032258">
            <text:p text:style-name="P13"><text:span text:style-name="T5">1 739,16</text:span></text:p>
          </table:table-cell>
        </table:table-row>
        <table:table-row table:style-name="Tableau2.3">
          <table:covered-table-cell/>
          <table:table-cell table:style-name="Tableau2.B15" office:value-type="string">
            <text:p text:style-name="P10">Écart type</text:p>
          </table:table-cell>
          <table:table-cell table:style-name="Tableau2.C15" office:value-type="float" office:value="41.071482401621">
            <text:p text:style-name="P13"><text:span text:style-name="T5">41,07</text:span></text:p>
          </table:table-cell>
          <table:table-cell table:style-name="Tableau2.D15" office:value-type="float" office:value="84.3180869383683">
            <text:p text:style-name="P13"><text:span text:style-name="T5">84,32</text:span></text:p>
          </table:table-cell>
        </table:table-row>
      </table:table>
      <text:p text:style-name="P1"/>
      <text:p text:style-name="P1"/>
      <text:p text:style-name="P1"/>
      <text:p text:style-name="P2">J’ai aussi calcul<text:span text:style-name="T10">é</text:span> le nombre de conflits par milliseconde obtenue pour chaque K<text:span text:style-name="T6">2</text:span> : </text:p>
      <text:p text:style-name="P2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K<text:span text:style-name="T6">2</text:span></text:p>
          </table:table-cell>
          <table:table-cell table:style-name="Tableau1.A1" office:value-type="string">
            <text:p text:style-name="P6">Conflit moyen</text:p>
          </table:table-cell>
          <table:table-cell table:style-name="Tableau1.A1" office:value-type="string">
            <text:p text:style-name="P5">Conf/ml</text:p>
          </table:table-cell>
          <table:table-cell table:style-name="Tableau1.D1" office:value-type="string">
            <text:p text:style-name="P23">Temps</text:p>
          </table:table-cell>
        </table:table-row>
        <table:table-row table:style-name="Tableau1.1">
          <table:table-cell table:style-name="Tableau1.A2" office:value-type="string">
            <text:p text:style-name="P16">14</text:p>
          </table:table-cell>
          <table:table-cell table:style-name="Tableau1.B2" office:value-type="float" office:value="65206.58">
            <text:p text:style-name="P20"><text:span text:style-name="T7">65 206,58</text:span></text:p>
          </table:table-cell>
          <table:table-cell table:style-name="Tableau1.B2" office:value-type="float" office:value="34.27">
            <text:p text:style-name="P19"><text:span text:style-name="T7">34,27</text:span></text:p>
          </table:table-cell>
          <table:table-cell table:style-name="Tableau1.D2" office:value-type="float" office:value="1902.68">
            <text:p text:style-name="P22"><text:span text:style-name="T7">1 902,68</text:span></text:p>
          </table:table-cell>
        </table:table-row>
        <table:table-row table:style-name="Tableau1.1">
          <table:table-cell table:style-name="Tableau1.A3" office:value-type="string">
            <text:p text:style-name="P16">15</text:p>
          </table:table-cell>
          <table:table-cell table:style-name="Tableau1.B3" office:value-type="float" office:value="32752.5">
            <text:p text:style-name="P20"><text:span text:style-name="T7">32 752,50</text:span></text:p>
          </table:table-cell>
          <table:table-cell table:style-name="Tableau1.B3" office:value-type="float" office:value="18.97">
            <text:p text:style-name="P19"><text:span text:style-name="T6">1</text:span><text:span text:style-name="T8">8</text:span><text:span text:style-name="T6">,97</text:span></text:p>
          </table:table-cell>
          <table:table-cell table:style-name="Tableau1.D3" office:value-type="float" office:value="1726.87">
            <text:p text:style-name="P22"><text:span text:style-name="T7">1 726,87</text:span></text:p>
          </table:table-cell>
        </table:table-row>
        <table:table-row table:style-name="Tableau1.1">
          <table:table-cell table:style-name="Tableau1.A2" office:value-type="string">
            <text:p text:style-name="P16">16</text:p>
          </table:table-cell>
          <table:table-cell table:style-name="Tableau1.B2" office:value-type="float" office:value="32754">
            <text:p text:style-name="P21"><text:span text:style-name="T7">32 754,00</text:span></text:p>
          </table:table-cell>
          <table:table-cell table:style-name="Tableau1.B2" office:value-type="float" office:value="18.99">
            <text:p text:style-name="P17">18,99</text:p>
          </table:table-cell>
          <table:table-cell table:style-name="Tableau1.D2" office:value-type="float" office:value="1725.06">
            <text:p text:style-name="P18"><text:span text:style-name="T7">1 725,06</text:span></text:p>
          </table:table-cell>
        </table:table-row>
        <table:table-row table:style-name="Tableau1.1">
          <table:table-cell table:style-name="Tableau1.A5" office:value-type="string">
            <text:p text:style-name="P16">17</text:p>
          </table:table-cell>
          <table:table-cell table:style-name="Tableau1.B3" office:value-type="float" office:value="32754">
            <text:p text:style-name="P21"><text:span text:style-name="T7">32 754,00</text:span></text:p>
          </table:table-cell>
          <table:table-cell table:style-name="Tableau1.B3" office:value-type="float" office:value="18.97">
            <text:p text:style-name="P17">18,97</text:p>
          </table:table-cell>
          <table:table-cell table:style-name="Tableau1.D3" office:value-type="float" office:value="1726.58">
            <text:p text:style-name="P18"><text:span text:style-name="T7">1 726,58</text:span></text:p>
          </table:table-cell>
        </table:table-row>
        <table:table-row table:style-name="Tableau1.1">
          <table:table-cell table:style-name="Tableau1.A2" office:value-type="string">
            <text:p text:style-name="P16">18</text:p>
          </table:table-cell>
          <table:table-cell table:style-name="Tableau1.B2" office:value-type="float" office:value="32754">
            <text:p text:style-name="P21"><text:span text:style-name="T7">32 754,00</text:span></text:p>
          </table:table-cell>
          <table:table-cell table:style-name="Tableau1.B2" office:value-type="float" office:value="0">
            <text:p text:style-name="P17">18.84</text:p>
          </table:table-cell>
          <table:table-cell table:style-name="Tableau1.D2" office:value-type="float" office:value="1738.94">
            <text:p text:style-name="P18"><text:span text:style-name="T7">1 738,94</text:span></text:p>
          </table:table-cell>
        </table:table-row>
        <table:table-row table:style-name="Tableau1.1">
          <table:table-cell table:style-name="Tableau1.A7" office:value-type="string">
            <text:p text:style-name="P16">19</text:p>
          </table:table-cell>
          <table:table-cell table:style-name="Tableau1.B3" office:value-type="float" office:value="32754">
            <text:p text:style-name="P20"><text:span text:style-name="T7">32 754,00</text:span></text:p>
          </table:table-cell>
          <table:table-cell table:style-name="Tableau1.B3" office:value-type="float" office:value="18.99">
            <text:p text:style-name="P17">18,99</text:p>
          </table:table-cell>
          <table:table-cell table:style-name="Tableau1.D3" office:value-type="float" office:value="1724.52">
            <text:p text:style-name="P18"><text:span text:style-name="T7">1 724,52</text:span></text:p>
          </table:table-cell>
        </table:table-row>
        <table:table-row table:style-name="Tableau1.1">
          <table:table-cell table:style-name="Tableau1.A2" office:value-type="string">
            <text:p text:style-name="P16">20</text:p>
          </table:table-cell>
          <table:table-cell table:style-name="Tableau1.B2" office:value-type="float" office:value="32754">
            <text:p text:style-name="P20"><text:span text:style-name="T7">32 754,00</text:span></text:p>
          </table:table-cell>
          <table:table-cell table:style-name="Tableau1.B2" office:value-type="float" office:value="18.83">
            <text:p text:style-name="P19"><text:span text:style-name="T7">18,83</text:span></text:p>
          </table:table-cell>
          <table:table-cell table:style-name="Tableau1.D2" office:value-type="float" office:value="1739.16">
            <text:p text:style-name="P22"><text:span text:style-name="T7">1 739,16</text:span></text:p>
          </table:table-cell>
        </table:table-row>
      </table:table>
      <text:p text:style-name="P4"><text:soft-page-break/></text:p>
      <text:p text:style-name="P12">J’en ai conclue qu’il est donc nécessaire d’activer le module <text:span text:style-name="T9">entre le</text:span><text:span text:style-name="T10">s</text:span><text:span text:style-name="T9"> niveaux 0 et 15 de l’arbre puisque l’augmentation de K2 n’améliora pas plus les résultat</text:span><text:span text:style-name="T10">s</text:span>. </text:p>
      <text:p text:style-name="P12"/>
      <text:p text:style-name="P26">Attention : </text:p>
      <text:p text:style-name="P28">L’activation du module entre la profondeur 0 et 15 revien<text:span text:style-name="T10">t</text:span> à activer le module dans 100 % des cas. (l’arbre à une profondeur maximal de 14)</text:p>
      <text:p text:style-name="P28"/>
      <text:p text:style-name="P7"/>
      <text:p text:style-name="P25">Pourquoi je ne teste pas les valeurs de K2 inférieurs à 14 :</text:p>
      <text:p text:style-name="P27">Si je teste des valeurs de K2 inférieur à 13 la formule ne peut pas être satisfaite.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7:48:44.845140008</meta:creation-date>
    <dc:date>2022-12-07T23:00:09.269408807</dc:date>
    <meta:editing-duration>PT46M15S</meta:editing-duration>
    <meta:editing-cycles>14</meta:editing-cycles>
    <meta:generator>LibreOffice/6.4.7.2$Linux_X86_64 LibreOffice_project/40$Build-2</meta:generator>
    <meta:document-statistic meta:table-count="2" meta:image-count="0" meta:object-count="0" meta:page-count="2" meta:paragraph-count="93" meta:word-count="310" meta:character-count="1572" meta:non-whitespace-character-count="1350"/>
  </office:meta>
</office:document-meta>
</file>